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pandas as pd</text:p>
      <text:p text:style-name="Standard">import matplotlib.pyplot as plt</text:p>
      <text:p text:style-name="Standard">dataset=pd.read_csv('ex1.csv')</text:p>
      <text:p text:style-name="Standard">dataset.head()</text:p>
      <text:p text:style-name="Standard">x=dataset.iloc[:, :-1].values</text:p>
      <text:p text:style-name="Standard">y=dataset.iloc[:,1].values</text:p>
      <text:p text:style-name="Standard">from sklearn.model_selection import train_test_split</text:p>
      <text:p text:style-name="Standard">xtr,xte,ytr,yte=train_test_split(x,y,test_size=1/3,random_state=0)</text:p>
      <text:p text:style-name="Standard">from sklearn.linear_model import LinearRegression</text:p>
      <text:p text:style-name="Standard">model=LinearRegression()</text:p>
      <text:p text:style-name="Standard">model.fit(xtr,ytr)</text:p>
      <text:p text:style-name="Standard">ypr=model.predict(xte)</text:p>
      <text:p text:style-name="Standard">print(ytr)</text:p>
      <text:p text:style-name="Standard">print(yte)</text:p>
      <text:p text:style-name="Standard">plt.scatter(xtr,ytr,color='red')</text:p>
      <text:p text:style-name="Standard">plt.plot(xtr,model.predict(xtr),color='blue')</text:p>
      <text:p text:style-name="Standard">plt.title("Mileage VS Selling Price(Training Set)")</text:p>
      <text:p text:style-name="Standard">plt.xlabel("Mileage")</text:p>
      <text:p text:style-name="Standard">plt.ylabel("Selling Price")</text:p>
      <text:p text:style-name="Standard">plt.show()</text:p>
      <text:p text:style-name="Standard">plt.scatter(xte,yte,color='red')</text:p>
      <text:p text:style-name="Standard">plt.plot(xte,model.predict(xte),color='blue')</text:p>
      <text:p text:style-name="Standard">plt.title("Mileage VS Selling Price(Testing Set)")</text:p>
      <text:p text:style-name="Standard">plt.xlabel("Mileage")</text:p>
      <text:p text:style-name="Standard">plt.ylabel("Selling Price")</text:p>
      <text:p text:style-name="Standard">plt.show(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0:50:13.612423255</meta:creation-date>
    <dc:date>2025-07-23T00:50:56.055591411</dc:date>
    <meta:editing-duration>PT44S</meta:editing-duration>
    <meta:editing-cycles>1</meta:editing-cycles>
    <meta:document-statistic meta:table-count="0" meta:image-count="0" meta:object-count="0" meta:page-count="1" meta:paragraph-count="27" meta:word-count="53" meta:character-count="789" meta:non-whitespace-character-count="763"/>
    <meta:generator>LibreOffice/7.3.7.2$Linux_X86_64 LibreOffice_project/30$Build-2</meta:generator>
  </office:meta>
</office:document-meta>
</file>